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1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1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2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3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2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4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2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02331428571" calcext:value-type="float">
            <text:p>15.6902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82232" calcext:value-type="float">
            <text:p>15.90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07447741935" calcext:value-type="float">
            <text:p>16.110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4864" calcext:value-type="float">
            <text:p>15.88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46475" calcext:value-type="float">
            <text:p>15.5294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33064" calcext:value-type="float">
            <text:p>15.58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2521290323" calcext:value-type="float">
            <text:p>15.647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26028387097" calcext:value-type="float">
            <text:p>15.122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2046451613" calcext:value-type="float">
            <text:p>14.542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089775" calcext:value-type="float">
            <text:p>14.0408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1776" calcext:value-type="float">
            <text:p>13.94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90652903226" calcext:value-type="float">
            <text:p>13.759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7952" calcext:value-type="float">
            <text:p>15.0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49165" calcext:value-type="float">
            <text:p>15.7149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4514" calcext:value-type="float">
            <text:p>16.30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63504" calcext:value-type="float">
            <text:p>16.31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4593" calcext:value-type="float">
            <text:p>16.174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9384" calcext:value-type="float">
            <text:p>15.8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174575" calcext:value-type="float">
            <text:p>15.491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05499354839" calcext:value-type="float">
            <text:p>14.9205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78028387097" calcext:value-type="float">
            <text:p>14.817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7959483871" calcext:value-type="float">
            <text:p>14.497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42812903226" calcext:value-type="float">
            <text:p>14.34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8761290323" calcext:value-type="float">
            <text:p>14.54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8283862069" calcext:value-type="float">
            <text:p>14.56828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80224516129" calcext:value-type="float">
            <text:p>14.928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86224516129" calcext:value-type="float">
            <text:p>15.918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2304" calcext:value-type="float">
            <text:p>17.00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6275" calcext:value-type="float">
            <text:p>17.212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4496" calcext:value-type="float">
            <text:p>17.1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071" calcext:value-type="float">
            <text:p>17.11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8375" calcext:value-type="float">
            <text:p>17.47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00824" calcext:value-type="float">
            <text:p>17.22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2705" calcext:value-type="float">
            <text:p>17.7852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48895483871" calcext:value-type="float">
            <text:p>17.514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00198709677" calcext:value-type="float">
            <text:p>17.390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4605714286" calcext:value-type="float">
            <text:p>17.4554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7793548387" calcext:value-type="float">
            <text:p>17.714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57571612903" calcext:value-type="float">
            <text:p>17.475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7872" calcext:value-type="float">
            <text:p>17.2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12225" calcext:value-type="float">
            <text:p>16.9801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28490322581" calcext:value-type="float">
            <text:p>16.772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6103225806" calcext:value-type="float">
            <text:p>16.669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44875" calcext:value-type="float">
            <text:p>16.1634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00952" calcext:value-type="float">
            <text:p>15.9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15378064516" calcext:value-type="float">
            <text:p>15.671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58358709677" calcext:value-type="float">
            <text:p>15.155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3383225806" calcext:value-type="float">
            <text:p>14.8743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6971428571" calcext:value-type="float">
            <text:p>14.830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42325" calcext:value-type="float">
            <text:p>15.5784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73259354839" calcext:value-type="float">
            <text:p>16.557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79804444445" calcext:value-type="float">
            <text:p>16.91798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8423225806" calcext:value-type="float">
            <text:p>16.6208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9576" calcext:value-type="float">
            <text:p>16.37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00276129032" calcext:value-type="float">
            <text:p>16.1000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0644" calcext:value-type="float">
            <text:p>15.82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2472" calcext:value-type="float">
            <text:p>15.08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19425" calcext:value-type="float">
            <text:p>14.5081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6976" calcext:value-type="float">
            <text:p>14.1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16872" calcext:value-type="float">
            <text:p>14.9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27975" calcext:value-type="float">
            <text:p>15.5732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88123870968" calcext:value-type="float">
            <text:p>16.5288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7602580645" calcext:value-type="float">
            <text:p>16.578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1083870968" calcext:value-type="float">
            <text:p>16.611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0832" calcext:value-type="float">
            <text:p>16.5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1574193548" calcext:value-type="float">
            <text:p>16.315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5416774194" calcext:value-type="float">
            <text:p>15.7885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84891428571" calcext:value-type="float">
            <text:p>15.1984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68005" calcext:value-type="float">
            <text:p>14.7868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6184" calcext:value-type="float">
            <text:p>14.65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11425" calcext:value-type="float">
            <text:p>14.6301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89111428571" calcext:value-type="float">
            <text:p>15.0189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514975" calcext:value-type="float">
            <text:p>15.2951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04635" calcext:value-type="float">
            <text:p>15.900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2250322581" calcext:value-type="float">
            <text:p>15.971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40304516129" calcext:value-type="float">
            <text:p>15.754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69050322581" calcext:value-type="float">
            <text:p>15.6969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92996129032" calcext:value-type="float">
            <text:p>15.609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5015" calcext:value-type="float">
            <text:p>14.680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52072" calcext:value-type="float">
            <text:p>13.87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33775" calcext:value-type="float">
            <text:p>13.3703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06376" calcext:value-type="float">
            <text:p>13.9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19125" calcext:value-type="float">
            <text:p>15.246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49834285714" calcext:value-type="float">
            <text:p>15.8149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172175" calcext:value-type="float">
            <text:p>16.061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78410322581" calcext:value-type="float">
            <text:p>16.327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9988" calcext:value-type="float">
            <text:p>16.15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2074" calcext:value-type="float">
            <text:p>15.83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5696" calcext:value-type="float">
            <text:p>15.68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901" calcext:value-type="float">
            <text:p>16.352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5169655172" calcext:value-type="float">
            <text:p>18.2595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41025" calcext:value-type="float">
            <text:p>18.141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08518709677" calcext:value-type="float">
            <text:p>17.950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5935" calcext:value-type="float">
            <text:p>18.0835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9234" calcext:value-type="float">
            <text:p>19.77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27125" calcext:value-type="float">
            <text:p>20.8392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32855" calcext:value-type="float">
            <text:p>20.953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56072" calcext:value-type="float">
            <text:p>20.88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21024" calcext:value-type="float">
            <text:p>20.6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94" calcext:value-type="float">
            <text:p>20.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49483870968" calcext:value-type="float">
            <text:p>20.664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830875" calcext:value-type="float">
            <text:p>20.7583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94312" calcext:value-type="float">
            <text:p>20.23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4207" calcext:value-type="float">
            <text:p>19.944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0568" calcext:value-type="float">
            <text:p>19.5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47540645161" calcext:value-type="float">
            <text:p>19.1347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4512" calcext:value-type="float">
            <text:p>19.1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1313548387" calcext:value-type="float">
            <text:p>19.007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1144" calcext:value-type="float">
            <text:p>18.8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88090322581" calcext:value-type="float">
            <text:p>18.738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76512" calcext:value-type="float">
            <text:p>18.69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28742857143" calcext:value-type="float">
            <text:p>18.642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2776" calcext:value-type="float">
            <text:p>17.8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6064" calcext:value-type="float">
            <text:p>17.60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784625" calcext:value-type="float">
            <text:p>17.0578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8944" calcext:value-type="float">
            <text:p>16.47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32745" calcext:value-type="float">
            <text:p>16.2932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3214285714" calcext:value-type="float">
            <text:p>16.2333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1623225807" calcext:value-type="float">
            <text:p>16.5141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7669677419" calcext:value-type="float">
            <text:p>16.3497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61704" calcext:value-type="float">
            <text:p>16.14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5945806452" calcext:value-type="float">
            <text:p>15.990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60025714286" calcext:value-type="float">
            <text:p>15.6960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58877419355" calcext:value-type="float">
            <text:p>15.275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041" calcext:value-type="float">
            <text:p>14.806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41776" calcext:value-type="float">
            <text:p>14.32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44425" calcext:value-type="float">
            <text:p>13.841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6832" calcext:value-type="float">
            <text:p>13.7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36348387097" calcext:value-type="float">
            <text:p>13.473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22932413793" calcext:value-type="float">
            <text:p>13.5922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8676129032" calcext:value-type="float">
            <text:p>14.8198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28510967742" calcext:value-type="float">
            <text:p>15.4128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0758" calcext:value-type="float">
            <text:p>15.97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22544516129" calcext:value-type="float">
            <text:p>16.022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78016" calcext:value-type="float">
            <text:p>15.88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88822857143" calcext:value-type="float">
            <text:p>15.6588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594" calcext:value-type="float">
            <text:p>15.166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4972" calcext:value-type="float">
            <text:p>14.63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48420645161" calcext:value-type="float">
            <text:p>14.504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62132413793" calcext:value-type="float">
            <text:p>14.4762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76668387097" calcext:value-type="float">
            <text:p>16.7776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40297142857" calcext:value-type="float">
            <text:p>16.7840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65456" calcext:value-type="float">
            <text:p>16.50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9951483871" calcext:value-type="float">
            <text:p>16.719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87032" calcext:value-type="float">
            <text:p>17.20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19981935484" calcext:value-type="float">
            <text:p>17.191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5248" calcext:value-type="float">
            <text:p>16.87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21772903226" calcext:value-type="float">
            <text:p>17.322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73481290323" calcext:value-type="float">
            <text:p>17.177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51528" calcext:value-type="float">
            <text:p>16.94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7014193548" calcext:value-type="float">
            <text:p>16.4767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97952" calcext:value-type="float">
            <text:p>16.03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9832258064" calcext:value-type="float">
            <text:p>16.002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8976" calcext:value-type="float">
            <text:p>16.6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906" calcext:value-type="float">
            <text:p>17.154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4600516129" calcext:value-type="float">
            <text:p>17.414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90968" calcext:value-type="float">
            <text:p>17.25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70805" calcext:value-type="float">
            <text:p>17.0270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6456" calcext:value-type="float">
            <text:p>16.92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67584516129" calcext:value-type="float">
            <text:p>17.006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8371612903" calcext:value-type="float">
            <text:p>16.591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4888" calcext:value-type="float">
            <text:p>16.33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66327741936" calcext:value-type="float">
            <text:p>15.9766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7472" calcext:value-type="float">
            <text:p>15.4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1130322581" calcext:value-type="float">
            <text:p>15.075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8194" calcext:value-type="float">
            <text:p>15.26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2490322581" calcext:value-type="float">
            <text:p>15.782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011625" calcext:value-type="float">
            <text:p>16.1701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71256" calcext:value-type="float">
            <text:p>16.0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55336" calcext:value-type="float">
            <text:p>15.77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25558709677" calcext:value-type="float">
            <text:p>15.582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44590967742" calcext:value-type="float">
            <text:p>15.324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79536" calcext:value-type="float">
            <text:p>14.81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8879483871" calcext:value-type="float">
            <text:p>14.238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78872" calcext:value-type="float">
            <text:p>13.72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29468387097" calcext:value-type="float">
            <text:p>13.3029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59308235294" calcext:value-type="float">
            <text:p>13.565930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5476" calcext:value-type="float">
            <text:p>14.09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13731612903" calcext:value-type="float">
            <text:p>13.6413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13936" calcext:value-type="float">
            <text:p>13.1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9715" calcext:value-type="float">
            <text:p>12.725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74529032258" calcext:value-type="float">
            <text:p>12.92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6688" calcext:value-type="float">
            <text:p>13.45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0968516129" calcext:value-type="float">
            <text:p>13.500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9664" calcext:value-type="float">
            <text:p>13.3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3109677419" calcext:value-type="float">
            <text:p>15.368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1742857143" calcext:value-type="float">
            <text:p>15.709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13352258064" calcext:value-type="float">
            <text:p>15.7713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925472" calcext:value-type="float">
            <text:p>15.76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9608" calcext:value-type="float">
            <text:p>15.6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74201290323" calcext:value-type="float">
            <text:p>15.4674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93104" calcext:value-type="float">
            <text:p>15.8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05872" calcext:value-type="float">
            <text:p>16.28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2919483871" calcext:value-type="float">
            <text:p>16.0829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10088" calcext:value-type="float">
            <text:p>16.30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24854193548" calcext:value-type="float">
            <text:p>16.2724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5530322581" calcext:value-type="float">
            <text:p>16.3095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78180645161" calcext:value-type="float">
            <text:p>16.217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58984827586" calcext:value-type="float">
            <text:p>16.34589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3952" calcext:value-type="float">
            <text:p>16.6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483" calcext:value-type="float">
            <text:p>16.437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9569230769" calcext:value-type="float">
            <text:p>16.0969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922275" calcext:value-type="float">
            <text:p>15.8792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0352" calcext:value-type="float">
            <text:p>15.54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02598709677" calcext:value-type="float">
            <text:p>15.5002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22995" calcext:value-type="float">
            <text:p>16.1122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76288" calcext:value-type="float">
            <text:p>15.92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21099354839" calcext:value-type="float">
            <text:p>15.972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58980645161" calcext:value-type="float">
            <text:p>16.095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66547096774" calcext:value-type="float">
            <text:p>16.7666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62034285714" calcext:value-type="float">
            <text:p>17.9562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0068" calcext:value-type="float">
            <text:p>18.07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77220645161" calcext:value-type="float">
            <text:p>18.497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56168" calcext:value-type="float">
            <text:p>18.6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636925" calcext:value-type="float">
            <text:p>18.956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84376" calcext:value-type="float">
            <text:p>19.19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5772903226" calcext:value-type="float">
            <text:p>18.9985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7905" calcext:value-type="float">
            <text:p>18.8977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793" calcext:value-type="float">
            <text:p>18.790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62472258065" calcext:value-type="float">
            <text:p>18.4962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104516129" calcext:value-type="float">
            <text:p>18.018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8823225806" calcext:value-type="float">
            <text:p>18.083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5682857143" calcext:value-type="float">
            <text:p>18.0995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778575" calcext:value-type="float">
            <text:p>18.097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00131612903" calcext:value-type="float">
            <text:p>18.000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84528" calcext:value-type="float">
            <text:p>17.94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6833548387" calcext:value-type="float">
            <text:p>17.7086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04424" calcext:value-type="float">
            <text:p>17.56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03089032258" calcext:value-type="float">
            <text:p>17.490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79672258065" calcext:value-type="float">
            <text:p>17.0179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62808" calcext:value-type="float">
            <text:p>16.82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54744" calcext:value-type="float">
            <text:p>16.16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01076129032" calcext:value-type="float">
            <text:p>16.740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53812413793" calcext:value-type="float">
            <text:p>17.7253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4788" calcext:value-type="float">
            <text:p>17.73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538575" calcext:value-type="float">
            <text:p>17.945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271875" calcext:value-type="float">
            <text:p>17.9427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8515" calcext:value-type="float">
            <text:p>17.861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46923870968" calcext:value-type="float">
            <text:p>17.8546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3535" calcext:value-type="float">
            <text:p>18.0683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680325" calcext:value-type="float">
            <text:p>17.8568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571175" calcext:value-type="float">
            <text:p>17.5057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66005" calcext:value-type="float">
            <text:p>16.9966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6549677419" calcext:value-type="float">
            <text:p>16.596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84936" calcext:value-type="float">
            <text:p>16.59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0628" calcext:value-type="float">
            <text:p>11.399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124475" calcext:value-type="float">
            <text:p>10.721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5262" calcext:value-type="float">
            <text:p>13.14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52978064516" calcext:value-type="float">
            <text:p>15.275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3425" calcext:value-type="float">
            <text:p>16.075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8916129032" calcext:value-type="float">
            <text:p>16.154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21825" calcext:value-type="float">
            <text:p>15.4622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82414545455" calcext:value-type="float">
            <text:p>14.97824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0472258065" calcext:value-type="float">
            <text:p>14.6100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934725" calcext:value-type="float">
            <text:p>14.5893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8836" calcext:value-type="float">
            <text:p>14.30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13527058824" calcext:value-type="float">
            <text:p>13.781352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8891034483" calcext:value-type="float">
            <text:p>14.65488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1445" calcext:value-type="float">
            <text:p>15.634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66975" calcext:value-type="float">
            <text:p>16.0266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3107096774" calcext:value-type="float">
            <text:p>15.9193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89176774194" calcext:value-type="float">
            <text:p>15.748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2734285714" calcext:value-type="float">
            <text:p>15.8492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6309" calcext:value-type="float">
            <text:p>15.426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200025" calcext:value-type="float">
            <text:p>15.2420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796" calcext:value-type="float">
            <text:p>14.4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24708400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88" meta:object-count="0"/>
    <meta:user-defined meta:name="AppVersion">3.0</meta:user-defined>
  </office:meta>
</office:document-meta>
</file>